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A0000023DA349737178366B0F.jpg" manifest:media-type="image/jpeg"/>
  <manifest:file-entry manifest:full-path="Pictures/100000000000021B000001AFE20786EFF068BE1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9900ff" draw:marker-start-width="0.321cm" draw:marker-end-width="0.321cm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3333ff" draw:marker-start-width="0.321cm" draw:marker-end-width="0.321cm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2" draw:id="id2" draw:layer="layout" svg:width="14.26cm" svg:height="11.403cm" svg:x="15.1cm" svg:y="1cm">
          <draw:image xlink:href="Pictures/100000000000021B000001AFE20786EFF068BE16.jpg" xlink:type="simple" xlink:show="embed" xlink:actuate="onLoad">
            <text:p/>
          </draw:image>
          <draw:glue-point draw:id="4" svg:x="-0.932cm" svg:y="-0.088cm" draw:escape-direction="up"/>
          <draw:glue-point draw:id="5" svg:x="-1.002cm" svg:y="-0.527cm" draw:escape-direction="up"/>
        </draw:frame>
        <draw:frame draw:style-name="gr1" draw:text-style-name="P1" xml:id="id1" draw:id="id1" draw:layer="layout" svg:width="15.457cm" svg:height="13.299cm" svg:x="1.118cm" svg:y="6.7cm">
          <draw:image xlink:href="Pictures/100000000000029A0000023DA349737178366B0F.jpg" xlink:type="simple" xlink:show="embed" xlink:actuate="onLoad">
            <text:p/>
          </draw:image>
          <draw:glue-point draw:id="4" svg:x="-2.1cm" svg:y="-2.067cm"/>
          <draw:glue-point draw:id="5" svg:x="-3.782cm" svg:y="-2.067cm"/>
        </draw:frame>
        <draw:connector draw:style-name="gr2" draw:text-style-name="P1" draw:layer="layout" draw:line-skew="6.1cm" svg:x1="5.601cm" svg:y1="10.601cm" svg:x2="20.901cm" svg:y2="6.601cm" draw:start-shape="id1" draw:start-glue-point="4" draw:end-shape="id2" draw:end-glue-point="4" svg:d="M5601 10601v-4001h15300v1" svg:viewBox="0 0 15301 4002">
          <text:p/>
        </draw:connector>
        <draw:connector draw:style-name="gr3" draw:text-style-name="P1" draw:layer="layout" draw:line-skew="2.382cm 5.6cm" svg:x1="3.001cm" svg:y1="10.601cm" svg:x2="20.802cm" svg:y2="6.101cm" draw:start-shape="id1" draw:start-glue-point="5" draw:end-shape="id2" draw:end-glue-point="5" svg:d="M3001 10601h-1v-4501h17802v1" svg:viewBox="0 0 17803 4502">
          <text:p/>
        </draw:connector>
        <draw:frame draw:style-name="gr4" draw:text-style-name="P2" draw:layer="layout" svg:width="8.2cm" svg:height="1.1cm" svg:x="18.6cm" svg:y="12.5cm">
          <draw:text-box>
            <text:p>I-NUCLEO-LRWAN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10:24:54.201136185</meta:creation-date>
    <dc:date>2018-03-27T10:55:54.868873643</dc:date>
    <meta:editing-duration>PT14S</meta:editing-duration>
    <meta:editing-cycles>1</meta:editing-cycles>
    <meta:document-statistic meta:object-count="5"/>
    <meta:generator>LibreOffice/5.1.6.2$Linux_X86_64 LibreOffice_project/10m0$Build-2</meta:generator>
  </office:meta>
</office:document-meta>
</file>